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00B050"/>
      <style:text-properties fo:color="#FFFFFF" fo:font-weight="bold" style:font-weight-asian="bold" style:font-weight-complex="bold"/>
    </style:style>
    <style:style style:name="ce4" style:family="table-cell" style:parent-style-name="Default" style:data-style-name="N36">
      <style:table-cell-properties fo:background-color="#00B05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transparent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e11" style:family="table-cell" style:parent-style-name="Default" style:data-style-name="N38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323541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EPROM wear calculations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We will assume</text:p>
          </table:table-cell>
          <table:table-cell office:value-type="float" office:value="100000" table:style-name="ce3">
            <text:p>100,000</text:p>
          </table:table-cell>
          <table:table-cell office:value-type="string" table:style-name="ce1">
            <text:p>write/erase cycles</text:p>
          </table:table-cell>
          <table:table-cell table:number-columns-repeated="3" table:style-name="ce1"/>
          <table:table-cell table:style-name="ce7"/>
          <table:table-cell table:style-name="ce8"/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table:number-columns-repeated="4" table:style-name="ce1"/>
          <table:table-cell table:style-name="ce7"/>
          <table:table-cell table:style-name="ce8"/>
          <table:table-cell table:number-columns-repeated="16376"/>
        </table:table-row>
        <table:table-row table:style-name="ro3">
          <table:table-cell office:value-type="string" table:style-name="ce9">
            <text:p>From livetime to writes /second</text:p>
          </table:table-cell>
          <table:table-cell table:style-name="ce7"/>
          <table:table-cell table:number-columns-repeated="4" table:style-name="ce1"/>
          <table:table-cell table:style-name="ce7"/>
          <table:table-cell table:style-name="ce8"/>
          <table:table-cell table:number-columns-repeated="16376"/>
        </table:table-row>
        <table:table-row table:style-name="ro2">
          <table:table-cell office:value-type="string" table:style-name="ce1">
            <text:p>If we want our EEPROM to live for</text:p>
          </table:table-cell>
          <table:table-cell office:value-type="float" office:value="100" table:style-name="ce3">
            <text:p>100</text:p>
          </table:table-cell>
          <table:table-cell office:value-type="string" table:style-name="ce1">
            <text:p>year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 could write</text:p>
          </table:table-cell>
          <table:table-cell office:value-type="float" office:value="1000" table:formula="msoxl:=B5/B8" table:style-name="ce5">
            <text:p>1000</text:p>
          </table:table-cell>
          <table:table-cell office:value-type="string" table:style-name="ce1">
            <text:p>times per cell per ye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2.7397260273972601" table:formula="msoxl:=B9/365" table:style-name="ce6">
            <text:p>2.74</text:p>
          </table:table-cell>
          <table:table-cell office:value-type="string" table:style-name="ce1">
            <text:p>times per cell per da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0.11415525114155251" table:formula="msoxl:=B10/24" table:style-name="ce6">
            <text:p>0.11</text:p>
          </table:table-cell>
          <table:table-cell office:value-type="string" table:style-name="ce1">
            <text:p>times per cell per hou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1.9025875190258751E-3" table:formula="msoxl:=B11/60" table:style-name="ce10">
            <text:p>0.002</text:p>
          </table:table-cell>
          <table:table-cell office:value-type="string" table:style-name="ce1">
            <text:p>times per cell per minu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3.1709791983764585E-5" table:formula="msoxl:=B12/60" table:style-name="ce11">
            <text:p>0.0000</text:p>
          </table:table-cell>
          <table:table-cell office:value-type="string" table:style-name="ce1">
            <text:p>times per cell per second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6"/>
          <table:table-cell table:number-columns-repeated="16382" table:style-name="ce1"/>
        </table:table-row>
        <table:table-row table:style-name="ro3">
          <table:table-cell office:value-type="string" table:style-name="ce9">
            <text:p>From spread to writes/ seco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wever, if we spread a byte over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cel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 can write this byte<text:s/></text:p>
          </table:table-cell>
          <table:table-cell office:value-type="float" office:value="22.831050228310502" table:formula="msoxl:=B11*B16" table:style-name="ce6">
            <text:p>22.83</text:p>
          </table:table-cell>
          <table:table-cell office:value-type="string" table:style-name="ce1">
            <text:p>times per hou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0.38051750380517502" table:formula="msoxl:=B17/60" table:style-name="ce6">
            <text:p>0.38</text:p>
          </table:table-cell>
          <table:table-cell office:value-type="string" table:style-name="ce1">
            <text:p>times per minu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From time / write to liveti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e want to write once per</text:p>
          </table:table-cell>
          <table:table-cell office:value-type="float" office:value="1" table:style-name="ce4">
            <text:p>1.000</text:p>
          </table:table-cell>
          <table:table-cell office:value-type="string" table:style-name="ce1">
            <text:p>millise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 could write for</text:p>
          </table:table-cell>
          <table:table-cell office:value-type="float" office:value="100000" table:formula="msoxl:=B5*B21" table:style-name="ce5">
            <text:p>100000</text:p>
          </table:table-cell>
          <table:table-cell office:value-type="string" table:style-name="ce1">
            <text:p>second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1666.6666666666667" table:formula="msoxl:=B22/60" table:style-name="ce6">
            <text:p>1666.67</text:p>
          </table:table-cell>
          <table:table-cell office:value-type="string" table:style-name="ce1">
            <text:p>minut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27.777777777777779" table:formula="msoxl:=B23/60" table:style-name="ce6">
            <text:p>27.78</text:p>
          </table:table-cell>
          <table:table-cell office:value-type="string" table:style-name="ce1">
            <text:p>hou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hich is equal to</text:p>
          </table:table-cell>
          <table:table-cell office:value-type="float" office:value="1.1574074074074074" table:formula="msoxl:=B24/24" table:style-name="ce10">
            <text:p>1.157</text:p>
          </table:table-cell>
          <table:table-cell office:value-type="string" table:style-name="ce1">
            <text:p>Days</text:p>
          </table:table-cell>
          <table:table-cell table:number-columns-repeated="16381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535353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hijs</meta:initial-creator>
    <dc:creator>Elenbaas, thijs</dc:creator>
    <meta:creation-date>2012-06-17T20:23:34Z</meta:creation-date>
    <dc:date>2013-12-01T09:08:32Z</dc:date>
  </office:meta>
</office:document-meta>
</file>